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SFMono-Regular" svg:font-family="SFMono-Regular, Consolas, 'Liberation Mono', Menlo,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1" svg:font-family="Arial" style:font-family-generic="swiss"/>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8.793cm" fo:margin-left="6.579cm" table:align="left" style:writing-mode="lr-tb"/>
    </style:style>
    <style:style style:name="Table1.A" style:family="table-column">
      <style:table-column-properties style:column-width="4.553cm"/>
    </style:style>
    <style:style style:name="Table1.B" style:family="table-column">
      <style:table-column-properties style:column-width="4.24cm"/>
    </style:style>
    <style:style style:name="Table1.1" style:family="table-row">
      <style:table-row-properties style:min-row-height="0.947cm" fo:keep-together="auto"/>
    </style:style>
    <style:style style:name="Table1.A1" style:family="table-cell">
      <style:table-cell-properties style:vertical-align="top" fo:padding-left="0.095cm" fo:padding-right="0.097cm" fo:padding-top="0.097cm" fo:padding-bottom="0.097cm" fo:border-left="0.25pt solid #000000" fo:border-right="none" fo:border-top="0.25pt solid #000000" fo:border-bottom="0.25pt solid #000000" style:writing-mode="lr-tb"/>
    </style:style>
    <style:style style:name="Table1.B1" style:family="table-cell">
      <style:table-cell-properties style:vertical-align="top" fo:padding-left="0.095cm" fo:padding-right="0.097cm" fo:padding-top="0.097cm" fo:padding-bottom="0.097cm" fo:border="0.25pt solid #000000" style:writing-mode="lr-tb"/>
    </style:style>
    <style:style style:name="Table1.4" style:family="table-row">
      <style:table-row-properties style:min-row-height="0.674cm" fo:keep-together="auto"/>
    </style:style>
    <style:style style:name="Table1.5" style:family="table-row">
      <style:table-row-properties style:min-row-height="0.968cm" fo:keep-together="auto"/>
    </style:style>
    <style:style style:name="Table1.6" style:family="table-row">
      <style:table-row-properties style:min-row-height="0.268cm"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paragraph-rsid="000da1b4"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8"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style>
    <style:style style:name="P9" style:family="paragraph" style:parent-style-name="Standard">
      <style:paragraph-properties fo:text-align="center" style:justify-single-word="false"/>
      <style:text-properties style:font-name="Times New Roman" fo:font-size="14pt" fo:font-weight="normal" style:font-size-asian="14pt" style:font-weight-asian="normal" style:font-name-complex="Times New Roman" style:font-size-complex="14pt" style:font-weight-complex="normal"/>
    </style:style>
    <style:style style:name="P10" style:family="paragraph" style:parent-style-name="Standard">
      <style:paragraph-properties fo:text-align="justify" style:justify-single-word="false"/>
      <style:text-properties style:font-name-complex="Times New Roman"/>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118f5c"/>
    </style:style>
    <style:style style:name="P13" style:family="paragraph" style:parent-style-name="Standard" style:master-page-name="Standard">
      <style:paragraph-properties fo:text-align="center" style:justify-single-word="false" style:page-number="auto"/>
      <style:text-properties style:font-name="Times New Roman" fo:font-size="14pt" style:font-size-asian="14pt" style:font-name-complex="Times New Roman" style:font-size-complex="14pt"/>
    </style:style>
    <style:style style:name="P14" style:family="paragraph" style:parent-style-name="Standard" style:master-page-name="Convert_20_1">
      <style:paragraph-properties fo:text-align="center" style:justify-single-word="false" style:page-number="auto"/>
      <style:text-properties fo:font-size="14pt" fo:font-weight="bold" style:font-size-asian="14pt" style:font-weight-asian="bold" style:font-size-complex="14pt" style:font-weight-complex="bold"/>
    </style:style>
    <style:style style:name="P15" style:family="paragraph" style:parent-style-name="Содержимое_20_таблицы">
      <style:paragraph-properties fo:margin-top="0cm" fo:margin-bottom="0.353cm" loext:contextual-spacing="false"/>
      <style:text-properties fo:font-size="14pt" style:font-size-asian="14pt" style:font-size-complex="14pt"/>
    </style:style>
    <style:style style:name="P16" style:family="paragraph" style:parent-style-name="Содержимое_20_таблицы">
      <style:paragraph-properties fo:margin-top="0cm" fo:margin-bottom="0.353cm" loext:contextual-spacing="false" style:snap-to-layout-grid="false"/>
      <style:text-properties fo:font-size="14pt" style:font-size-asian="14pt" style:font-size-complex="14pt"/>
    </style:style>
    <style:style style:name="P17" style:family="paragraph" style:parent-style-name="Содержимое_20_таблицы">
      <style:paragraph-properties fo:margin-top="0cm" fo:margin-bottom="0.353cm" loext:contextual-spacing="false"/>
      <style:text-properties fo:font-size="14pt" officeooo:rsid="000da1b4" officeooo:paragraph-rsid="000da1b4" style:font-size-asian="14pt" style:font-size-complex="14pt"/>
    </style:style>
    <style:style style:name="P18" style:family="paragraph" style:parent-style-name="Содержимое_20_таблицы">
      <style:paragraph-properties fo:margin-top="0cm" fo:margin-bottom="0.353cm" loext:contextual-spacing="false" text:number-lines="false" text:line-number="0"/>
      <style:text-properties fo:font-size="14pt" style:font-size-asian="14pt" style:font-size-complex="14pt"/>
    </style:style>
    <style:style style:name="P19" style:family="paragraph" style:parent-style-name="Содержимое_20_таблицы">
      <style:paragraph-properties fo:margin-top="0cm" fo:margin-bottom="0.353cm" loext:contextual-spacing="false" text:number-lines="false" text:line-number="0"/>
      <style:text-properties fo:font-size="14pt" fo:language="ru" fo:country="RU" officeooo:rsid="000da1b4" officeooo:paragraph-rsid="000da1b4" style:font-size-asian="14pt" style:font-size-complex="14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officeooo:rsid="00118f5c" style:font-size-asian="14pt" style:font-weight-asian="normal" style:font-size-complex="14pt" style:font-weight-complex="normal"/>
    </style:style>
    <style:style style:name="T3" style:family="text">
      <style:text-properties fo:font-size="14pt" fo:language="ru" fo:country="RU" fo:font-weight="normal" officeooo:rsid="00118f5c" style:font-size-asian="14pt" style:font-weight-asian="normal" style:font-size-complex="14pt" style:font-weight-complex="normal"/>
    </style:style>
    <style:style style:name="T4" style:family="text">
      <style:text-properties fo:font-size="14pt" fo:language="ru" fo:country="RU" officeooo:rsid="000f97cc" style:font-size-asian="14pt" style:font-size-complex="14pt"/>
    </style:style>
    <style:style style:name="T5" style:family="text">
      <style:text-properties fo:font-size="14pt" fo:language="ru" fo:country="RU" officeooo:rsid="00118f5c" style:font-size-asian="14pt" style:font-size-complex="14pt"/>
    </style:style>
    <style:style style:name="T6" style:family="text">
      <style:text-properties fo:font-size="14pt" fo:language="en" fo:country="US" officeooo:rsid="000f97cc" style:font-size-asian="14pt" style:font-size-complex="14pt"/>
    </style:style>
    <style:style style:name="T7" style:family="text">
      <style:text-properties fo:font-size="14pt" fo:language="en" fo:country="US" officeooo:rsid="00118f5c" style:font-size-asian="14pt" style:font-size-complex="14pt"/>
    </style:style>
    <style:style style:name="T8" style:family="text">
      <style:text-properties fo:language="en" fo:country="US"/>
    </style:style>
    <style:style style:name="T9" style:family="text">
      <style:text-properties fo:language="en" fo:country="US" officeooo:rsid="000da1b4"/>
    </style:style>
    <style:style style:name="T10" style:family="text">
      <style:text-properties fo:language="en" fo:country="US" officeooo:rsid="000f97cc"/>
    </style:style>
    <style:style style:name="T11" style:family="text">
      <style:text-properties fo:language="en" fo:country="US" officeooo:rsid="00118f5c"/>
    </style:style>
    <style:style style:name="T12" style:family="text">
      <style:text-properties fo:language="ru" fo:country="RU" officeooo:rsid="000f97cc"/>
    </style:style>
    <style:style style:name="T13" style:family="text">
      <style:text-properties fo:language="ru" fo:country="RU" officeooo:rsid="00118f5c"/>
    </style:style>
    <style:style style:name="T14" style:family="text">
      <style:text-properties officeooo:rsid="00118f5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Московский Авиационный Институт</text:p>
      <text:p text:style-name="P7">(Национальный исследовательский Университет)</text:p>
      <text:p text:style-name="P7"/>
      <text:p text:style-name="P7"/>
      <text:p text:style-name="P7">Факультет: «Информационные технологии и прикладная математика»</text:p>
      <text:p text:style-name="P7">Кафедра: 806 «Вычислительная математика и программирование»</text:p>
      <text:p text:style-name="P7"/>
      <text:p text:style-name="P7"/>
      <text:p text:style-name="P7"/>
      <text:p text:style-name="P7"/>
      <text:p text:style-name="P8">Лабораторная работа №1</text:p>
      <text:p text:style-name="P8">по курсу «ООП»</text:p>
      <text:p text:style-name="P1"/>
      <text:p text:style-name="P8"/>
      <text:p text:style-name="P8"/>
      <text:p text:style-name="P8"/>
      <text:p text:style-name="P8">Тема:</text:p>
      <text:p text:style-name="P8">Простые классы.</text:p>
      <text:p text:style-name="P1"/>
      <text:p text:style-name="P1"/>
      <text:p text:style-name="P1"/>
      <text:p text:style-name="P1"/>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18">Студент:</text:p>
          </table:table-cell>
          <table:table-cell table:style-name="Table1.B1" office:value-type="string">
            <text:p text:style-name="P19">Болдыв А. К.</text:p>
          </table:table-cell>
        </table:table-row>
        <table:table-row table:style-name="Table1.1">
          <table:table-cell table:style-name="Table1.A1" office:value-type="string">
            <text:p text:style-name="P18">Группа:</text:p>
          </table:table-cell>
          <table:table-cell table:style-name="Table1.B1" office:value-type="string">
            <text:p text:style-name="P18">М80-206Б-18</text:p>
          </table:table-cell>
        </table:table-row>
        <table:table-row table:style-name="Table1.1">
          <table:table-cell table:style-name="Table1.A1" office:value-type="string">
            <text:p text:style-name="P18">Преподаватель:</text:p>
          </table:table-cell>
          <table:table-cell table:style-name="Table1.B1" office:value-type="string">
            <text:p text:style-name="P18">Журавлев А. А.</text:p>
          </table:table-cell>
        </table:table-row>
        <table:table-row table:style-name="Table1.4">
          <table:table-cell table:style-name="Table1.A1" office:value-type="string">
            <text:p text:style-name="P15">Вариант:</text:p>
          </table:table-cell>
          <table:table-cell table:style-name="Table1.B1" office:value-type="string">
            <text:p text:style-name="P17">2</text:p>
          </table:table-cell>
        </table:table-row>
        <table:table-row table:style-name="Table1.5">
          <table:table-cell table:style-name="Table1.A1" office:value-type="string">
            <text:p text:style-name="P18">Оценка:</text:p>
          </table:table-cell>
          <table:table-cell table:style-name="Table1.B1" office:value-type="string">
            <text:p text:style-name="P16"/>
          </table:table-cell>
        </table:table-row>
        <table:table-row table:style-name="Table1.6">
          <table:table-cell table:style-name="Table1.A1" office:value-type="string">
            <text:p text:style-name="P18">Дата:</text:p>
          </table:table-cell>
          <table:table-cell table:style-name="Table1.B1" office:value-type="string">
            <text:p text:style-name="P16"/>
          </table:table-cell>
        </table:table-row>
      </table:table>
      <text:p text:style-name="P10"/>
      <text:p text:style-name="P10"/>
      <text:p text:style-name="P10"/>
      <text:p text:style-name="P10"/>
      <text:p text:style-name="P10"/>
      <text:p text:style-name="P10"/>
      <text:p text:style-name="P10"/>
      <text:p text:style-name="P7">Москва</text:p>
      <text:p text:style-name="P9">2019</text:p>
      <text:p text:style-name="P14">1. Код программы на языке C++:</text:p>
      <text:p text:style-name="P5"/>
      <text:p text:style-name="P3"><text:span text:style-name="T9">complex.hpp</text:span>:</text:p>
      <text:p text:style-name="P3"/>
      <text:p text:style-name="P5">#ifndef __COMPLEX__</text:p>
      <text:p text:style-name="P5">#define __COMPLEX__</text:p>
      <text:p text:style-name="P5"/>
      <text:p text:style-name="P5">#include &lt;iostream&gt;</text:p>
      <text:p text:style-name="P5"/>
      <text:p text:style-name="P5">class complex {</text:p>
      <text:p text:style-name="P5"/>
      <text:p text:style-name="P5">public:</text:p>
      <text:p text:style-name="P5"><text:s text:c="4"/>complex();</text:p>
      <text:p text:style-name="P5"><text:s text:c="4"/>complex(double a, double b) : r(a), fi(b) {}</text:p>
      <text:p text:style-name="P5"><text:s text:c="4"/></text:p>
      <text:p text:style-name="P5"><text:s text:c="4"/>void read(std::istream&amp;);</text:p>
      <text:p text:style-name="P5"><text:s text:c="4"/>void write(std::ostream&amp;) const;</text:p>
      <text:p text:style-name="P5"/>
      <text:p text:style-name="P5"><text:s text:c="4"/>complex add(const complex&amp; o) const;</text:p>
      <text:p text:style-name="P5"><text:s text:c="4"/>complex sub(const complex&amp; o) const;</text:p>
      <text:p text:style-name="P5"><text:s text:c="4"/>complex mul(const complex&amp; o) const;</text:p>
      <text:p text:style-name="P5"><text:s text:c="4"/>complex div(const complex&amp; o) const;</text:p>
      <text:p text:style-name="P5"><text:s text:c="4"/>int equ(const complex &amp; o) const;</text:p>
      <text:p text:style-name="P5"><text:s text:c="4"/>complex conj(const complex&amp; o) const;</text:p>
      <text:p text:style-name="P5"/>
      <text:p text:style-name="P5">private:</text:p>
      <text:p text:style-name="P5"><text:s text:c="4"/>double r;</text:p>
      <text:p text:style-name="P5"><text:s text:c="4"/>double fi;</text:p>
      <text:p text:style-name="P5">};</text:p>
      <text:p text:style-name="P5">#endif</text:p>
      <text:p text:style-name="P5"/>
      <text:p text:style-name="P5"/>
      <text:p text:style-name="P5"/>
      <text:p text:style-name="P5"/>
      <text:p text:style-name="P4"><text:span text:style-name="T9">complex</text:span>.cpp:</text:p>
      <text:p text:style-name="P3"/>
      <text:p text:style-name="P5">#include "complex.hpp"</text:p>
      <text:p text:style-name="P5">#include &lt;cmath&gt;</text:p>
      <text:p text:style-name="P5"/>
      <text:p text:style-name="P5"/>
      <text:p text:style-name="P5"/>
      <text:p text:style-name="P5">complex::complex() {</text:p>
      <text:p text:style-name="P5"><text:s text:c="4"/>r = 0;</text:p>
      <text:p text:style-name="P5"><text:s text:c="4"/>fi = 0; <text:s text:c="3"/></text:p>
      <text:p text:style-name="P5">}</text:p>
      <text:p text:style-name="P5"><text:soft-page-break/></text:p>
      <text:p text:style-name="P5">complex complex::add(const complex&amp; o) const {</text:p>
      <text:p text:style-name="P5"><text:s text:c="4"/>complex result;</text:p>
      <text:p text:style-name="P5"><text:s text:c="4"/>double cos_1 = cos ( fi * M_PI );</text:p>
      <text:p text:style-name="P5"><text:s text:c="4"/>double cos_2 = cos ( o.fi * M_PI );</text:p>
      <text:p text:style-name="P5"><text:s text:c="4"/>double sin_1 = sin ( fi * M_PI );</text:p>
      <text:p text:style-name="P5"><text:s text:c="4"/>double sin_2 = sin ( o.fi * M_PI );</text:p>
      <text:p text:style-name="P5"><text:s text:c="4"/>double a_1 = r * cos_1;</text:p>
      <text:p text:style-name="P5"><text:s text:c="4"/>double a_2 = o.r * cos_2;</text:p>
      <text:p text:style-name="P5"><text:s text:c="4"/>double b_1 = r * sin_1;</text:p>
      <text:p text:style-name="P5"><text:s text:c="4"/>double b_2 = o.r * sin_2;</text:p>
      <text:p text:style-name="P5"><text:s text:c="4"/>double a_r = a_1 + a_2;</text:p>
      <text:p text:style-name="P5"><text:s text:c="4"/>double b_r = b_1 + b_2;</text:p>
      <text:p text:style-name="P5"><text:s text:c="4"/>result.r = sqrt( a_r * a_r + b_r * b_r );</text:p>
      <text:p text:style-name="P5"/>
      <text:p text:style-name="P5"><text:s text:c="4"/>//ПЕРВАЯ ЧЕТВЕРТЬ <text:s text:c="3"/></text:p>
      <text:p text:style-name="P5"><text:s text:c="4"/>if (a_r / result.r &gt; 0 and b_r /result.r &gt;= 0) {</text:p>
      <text:p text:style-name="P5"><text:s text:c="8"/>result.fi = ( acos ( a_r / result.r) ) / M_PI;</text:p>
      <text:p text:style-name="P5"><text:s text:c="4"/>}</text:p>
      <text:p text:style-name="P5"><text:s text:c="4"/>//ВТОРАЯ</text:p>
      <text:p text:style-name="P5"><text:s text:c="4"/>if (a_r / result.r &lt;= 0 and b_r /result.r &gt; 0) {</text:p>
      <text:p text:style-name="P5"><text:s text:c="8"/>result.fi = ( acos ( a_r / result.r) ) / M_PI;</text:p>
      <text:p text:style-name="P5"><text:s text:c="4"/>}</text:p>
      <text:p text:style-name="P5"><text:s text:c="4"/>//ТРЕТЬЯ</text:p>
      <text:p text:style-name="P5"><text:s text:c="4"/>if (a_r / result.r &gt;= 0 and b_r /result.r &lt; 0) {</text:p>
      <text:p text:style-name="P5"><text:s text:c="8"/>result.fi = ( asin ( b_r / result.r) ) / M_PI;</text:p>
      <text:p text:style-name="P5"><text:s text:c="4"/>}</text:p>
      <text:p text:style-name="P5"><text:s text:c="4"/>//ЧЕТВЕРТАЯ</text:p>
      <text:p text:style-name="P5"><text:s text:c="4"/>if (a_r / result.r &lt; 0 and b_r /result.r &lt;= 0) {</text:p>
      <text:p text:style-name="P5"><text:s text:c="8"/>result.fi = - ( acos ( a_r / result.r) ) / M_PI;</text:p>
      <text:p text:style-name="P5"><text:s text:c="4"/>}</text:p>
      <text:p text:style-name="P5"/>
      <text:p text:style-name="P5"><text:s text:c="4"/>return result;</text:p>
      <text:p text:style-name="P5">}</text:p>
      <text:p text:style-name="P5"/>
      <text:p text:style-name="P5">complex complex::sub(const complex&amp; o) const {</text:p>
      <text:p text:style-name="P5"><text:s text:c="4"/>complex result;</text:p>
      <text:p text:style-name="P5"><text:s text:c="4"/>double cos_1 = cos ( fi * M_PI );</text:p>
      <text:p text:style-name="P5"><text:s text:c="4"/>double cos_2 = cos ( (o.fi - 1) * M_PI);</text:p>
      <text:p text:style-name="P5"><text:s text:c="4"/>double sin_1 = sin ( fi * M_PI );</text:p>
      <text:p text:style-name="P5"><text:s text:c="4"/>double sin_2 = sin ( (o.fi - 1) * M_PI);</text:p>
      <text:p text:style-name="P5"><text:s text:c="4"/>double a_1 = r * cos_1;</text:p>
      <text:p text:style-name="P5"><text:s text:c="4"/>double a_2 = o.r * cos_2;</text:p>
      <text:p text:style-name="P5"><text:s text:c="4"/>double b_1 = r * sin_1;</text:p>
      <text:p text:style-name="P5"><text:s text:c="4"/>double b_2 = o.r * sin_2;</text:p>
      <text:p text:style-name="P5"><text:soft-page-break/><text:s text:c="4"/>double a_r = a_1 + a_2;</text:p>
      <text:p text:style-name="P5"><text:s text:c="4"/>double b_r = b_1 + b_2;</text:p>
      <text:p text:style-name="P5"><text:s text:c="4"/>result.r = sqrt( a_r * a_r + b_r * b_r );</text:p>
      <text:p text:style-name="P5"><text:s text:c="4"/></text:p>
      <text:p text:style-name="P5"><text:s text:c="4"/>//ПЕРВАЯ ЧЕТВЕРТЬ <text:s text:c="3"/></text:p>
      <text:p text:style-name="P5"><text:s text:c="4"/>if (a_r / result.r &gt; 0 and b_r /result.r &gt;= 0) {</text:p>
      <text:p text:style-name="P5"><text:s text:c="8"/>result.fi = ( acos ( a_r / result.r) ) / M_PI;</text:p>
      <text:p text:style-name="P5"><text:s text:c="4"/>}</text:p>
      <text:p text:style-name="P5"><text:s text:c="4"/>//ВТОРАЯ</text:p>
      <text:p text:style-name="P5"><text:s text:c="4"/>if (a_r / result.r &lt;= 0 and b_r /result.r &gt; 0) {</text:p>
      <text:p text:style-name="P5"><text:s text:c="8"/>result.fi = ( acos ( a_r / result.r) ) / M_PI;</text:p>
      <text:p text:style-name="P5"><text:s text:c="4"/>}</text:p>
      <text:p text:style-name="P5"><text:s text:c="4"/>//ТРЕТЬЯ</text:p>
      <text:p text:style-name="P5"><text:s text:c="4"/>if (a_r / result.r &gt;= 0 and b_r /result.r &lt; 0) {</text:p>
      <text:p text:style-name="P5"><text:s text:c="8"/>result.fi = ( asin ( b_r / result.r) ) / M_PI;</text:p>
      <text:p text:style-name="P5"><text:s text:c="4"/>}</text:p>
      <text:p text:style-name="P5"><text:s text:c="4"/>//ЧЕТВЕРТАЯ</text:p>
      <text:p text:style-name="P5"><text:s text:c="4"/>if (a_r / result.r &lt; 0 and b_r /result.r &lt;= 0) {</text:p>
      <text:p text:style-name="P5"><text:s text:c="8"/>result.fi = - ( acos ( a_r / result.r) ) / M_PI;</text:p>
      <text:p text:style-name="P5"><text:s text:c="4"/>}</text:p>
      <text:p text:style-name="P5"/>
      <text:p text:style-name="P5"><text:s text:c="4"/>return result;</text:p>
      <text:p text:style-name="P5">}</text:p>
      <text:p text:style-name="P5"/>
      <text:p text:style-name="P5"/>
      <text:p text:style-name="P5">complex complex::mul(const complex&amp; o) const {</text:p>
      <text:p text:style-name="P5"><text:s text:c="4"/>complex result;</text:p>
      <text:p text:style-name="P5"><text:s text:c="4"/>double cos_1 = cos ( fi * M_PI );</text:p>
      <text:p text:style-name="P5"><text:s text:c="4"/>double cos_2 = cos ( o.fi * M_PI );</text:p>
      <text:p text:style-name="P5"><text:s text:c="4"/>double sin_1 = sin ( fi * M_PI );</text:p>
      <text:p text:style-name="P5"><text:s text:c="4"/>double sin_2 = sin ( o.fi * M_PI );</text:p>
      <text:p text:style-name="P5"><text:s text:c="4"/>double a_1 = r * cos_1;</text:p>
      <text:p text:style-name="P5"><text:s text:c="4"/>double a_2 = o.r * cos_2;</text:p>
      <text:p text:style-name="P5"><text:s text:c="4"/>double b_1 = r * sin_1;</text:p>
      <text:p text:style-name="P5"><text:s text:c="4"/>double b_2 = o.r * sin_2;</text:p>
      <text:p text:style-name="P5"><text:s text:c="4"/>double a_r = a_1 + a_2;</text:p>
      <text:p text:style-name="P5"><text:s text:c="4"/>double b_r = b_1 + b_2;</text:p>
      <text:p text:style-name="P5"><text:s text:c="4"/>result.r = r * o.r;</text:p>
      <text:p text:style-name="P5"><text:s text:c="4"/>result.fi = fi + o.fi;</text:p>
      <text:p text:style-name="P5"/>
      <text:p text:style-name="P5"><text:s text:c="4"/>return result;</text:p>
      <text:p text:style-name="P5">}</text:p>
      <text:p text:style-name="P5"/>
      <text:p text:style-name="P5">complex complex::div(const complex&amp; o) const {</text:p>
      <text:p text:style-name="P5"><text:s text:c="4"/>complex result;</text:p>
      <text:p text:style-name="P5"><text:soft-page-break/><text:s text:c="4"/>double cos_1 = cos ( fi * M_PI );</text:p>
      <text:p text:style-name="P5"><text:s text:c="4"/>double cos_2 = cos ( o.fi * M_PI );</text:p>
      <text:p text:style-name="P5"><text:s text:c="4"/>double sin_1 = sin ( fi * M_PI );</text:p>
      <text:p text:style-name="P5"><text:s text:c="4"/>double sin_2 = sin ( o.fi * M_PI );</text:p>
      <text:p text:style-name="P5"><text:s text:c="4"/>double a_1 = r * cos_1;</text:p>
      <text:p text:style-name="P5"><text:s text:c="4"/>double a_2 = o.r * cos_2;</text:p>
      <text:p text:style-name="P5"><text:s text:c="4"/>double b_1 = r * sin_1;</text:p>
      <text:p text:style-name="P5"><text:s text:c="4"/>double b_2 = o.r * sin_2;</text:p>
      <text:p text:style-name="P5"><text:s text:c="4"/>double a_r = a_1 + a_2;</text:p>
      <text:p text:style-name="P5"><text:s text:c="4"/>double b_r = b_1 + b_2;</text:p>
      <text:p text:style-name="P5"><text:s text:c="4"/>result.r = r / o.r;</text:p>
      <text:p text:style-name="P5"><text:s text:c="4"/>result.fi = fi - o.fi;</text:p>
      <text:p text:style-name="P5"><text:s text:c="4"/>return result;</text:p>
      <text:p text:style-name="P5">}</text:p>
      <text:p text:style-name="P5"/>
      <text:p text:style-name="P5"/>
      <text:p text:style-name="P5">int complex::equ(const complex&amp; o) const {</text:p>
      <text:p text:style-name="P5"><text:s text:c="4"/>if ((r == o.r) &amp;&amp; (fi == o.fi)) {</text:p>
      <text:p text:style-name="P5"><text:s text:c="8"/>return 1;</text:p>
      <text:p text:style-name="P5"><text:s text:c="4"/>}</text:p>
      <text:p text:style-name="P5"><text:s text:c="4"/>return 0;</text:p>
      <text:p text:style-name="P5">}</text:p>
      <text:p text:style-name="P5"/>
      <text:p text:style-name="P5">complex complex::conj(const complex&amp; o) const {</text:p>
      <text:p text:style-name="P5"><text:s text:c="4"/>complex result;</text:p>
      <text:p text:style-name="P5"><text:s text:c="4"/>result.r = r;</text:p>
      <text:p text:style-name="P5"><text:s text:c="4"/>result.fi = -fi;</text:p>
      <text:p text:style-name="P5"><text:s text:c="4"/>return result;</text:p>
      <text:p text:style-name="P5">}</text:p>
      <text:p text:style-name="P5"/>
      <text:p text:style-name="P5">void complex::read(std::istream&amp; is) {</text:p>
      <text:p text:style-name="P5"><text:tab/>double a, b;</text:p>
      <text:p text:style-name="P5"><text:tab/>is &gt;&gt; a;</text:p>
      <text:p text:style-name="P5"><text:tab/>is &gt;&gt; b;</text:p>
      <text:p text:style-name="P5"><text:s text:c="4"/>if ( b &gt;= 2 ) {</text:p>
      <text:p text:style-name="P5"><text:s text:c="8"/>b = fmod( b, 2 );</text:p>
      <text:p text:style-name="P5"><text:s text:c="4"/>} else if ( b &lt; 0 ) {</text:p>
      <text:p text:style-name="P5"><text:s text:c="8"/>b = fmod( b, 2 ) + 2;</text:p>
      <text:p text:style-name="P5"><text:s text:c="4"/>}</text:p>
      <text:p text:style-name="P5"><text:tab/>this-&gt;r = a;</text:p>
      <text:p text:style-name="P5"><text:tab/>this-&gt;fi = b;</text:p>
      <text:p text:style-name="P5">}</text:p>
      <text:p text:style-name="P5"/>
      <text:p text:style-name="P5">void complex::write(std::ostream&amp; os) const{</text:p>
      <text:p text:style-name="P5"><text:tab/>os &lt;&lt; this-&gt;r &lt;&lt; " " &lt;&lt; this-&gt;fi &lt;&lt; "p\n";</text:p>
      <text:p text:style-name="P5"><text:soft-page-break/>}</text:p>
      <text:p text:style-name="P5"/>
      <text:p text:style-name="P5"/>
      <text:p text:style-name="P3">main.cpp:</text:p>
      <text:p text:style-name="P5"/>
      <text:p text:style-name="P5">#include "complex.hpp"</text:p>
      <text:p text:style-name="P5">#include &lt;cmath&gt;</text:p>
      <text:p text:style-name="P5"/>
      <text:p text:style-name="P5">int main() {</text:p>
      <text:p text:style-name="P5"><text:s text:c="4"/>complex a, b, ans;</text:p>
      <text:p text:style-name="P5"><text:s text:c="4"/></text:p>
      <text:p text:style-name="P5"><text:s text:c="4"/>a.read(std::cin);</text:p>
      <text:p text:style-name="P5"><text:s text:c="4"/>b.read(std::cin);</text:p>
      <text:p text:style-name="P5"/>
      <text:p text:style-name="P5"><text:s text:c="4"/>std::cout &lt;&lt; "First number : ";</text:p>
      <text:p text:style-name="P5"><text:s text:c="4"/>a.write(std::cout);</text:p>
      <text:p text:style-name="P5"><text:s text:c="4"/>std::cout &lt;&lt; "second number : ";</text:p>
      <text:p text:style-name="P5"><text:s text:c="4"/>b.write(std::cout);</text:p>
      <text:p text:style-name="P5"/>
      <text:p text:style-name="P5"><text:s text:c="4"/>std::cout &lt;&lt; "\n +\n =\n";</text:p>
      <text:p text:style-name="P5"><text:s text:c="4"/>ans = a.add(b);</text:p>
      <text:p text:style-name="P5"><text:s text:c="4"/>ans.write(std::cout);</text:p>
      <text:p text:style-name="P5"/>
      <text:p text:style-name="P5"><text:s text:c="4"/>std::cout &lt;&lt; "\n -\n =\n";</text:p>
      <text:p text:style-name="P5"><text:s text:c="4"/>ans = a.sub(b);</text:p>
      <text:p text:style-name="P5"><text:s text:c="4"/>ans.write(std::cout);</text:p>
      <text:p text:style-name="P5"/>
      <text:p text:style-name="P5"><text:s text:c="4"/>std::cout &lt;&lt; "\n *\n =\n";</text:p>
      <text:p text:style-name="P5"><text:s text:c="4"/>ans = a.mul(b);</text:p>
      <text:p text:style-name="P5"><text:s text:c="4"/>ans.write(std::cout);</text:p>
      <text:p text:style-name="P5"/>
      <text:p text:style-name="P5"><text:s text:c="4"/>std::cout &lt;&lt; "\n /\n =\n";</text:p>
      <text:p text:style-name="P5"><text:s text:c="4"/>ans = a.div(b);</text:p>
      <text:p text:style-name="P5"><text:s text:c="4"/>ans.write(std::cout);</text:p>
      <text:p text:style-name="P5"/>
      <text:p text:style-name="P5"><text:s text:c="4"/>std::cout &lt;&lt; "\nconj <text:s/>= <text:s/>";</text:p>
      <text:p text:style-name="P5"><text:s text:c="4"/>ans = a.conj(a);</text:p>
      <text:p text:style-name="P5"><text:s text:c="4"/>ans.write(std::cout);</text:p>
      <text:p text:style-name="P5"><text:s text:c="4"/>std::cout &lt;&lt; "\nconj <text:s/>= <text:s/>";</text:p>
      <text:p text:style-name="P5"><text:s text:c="4"/>ans = b.conj(b);</text:p>
      <text:p text:style-name="P5"><text:s text:c="4"/>ans.write(std::cout);</text:p>
      <text:p text:style-name="P5"/>
      <text:p text:style-name="P5"><text:s text:c="4"/>if (a.equ(b) == 1) {</text:p>
      <text:p text:style-name="P5"><text:s text:c="8"/>std::cout &lt;&lt; "a = b\n";</text:p>
      <text:p text:style-name="P5"><text:s text:c="4"/>} else {</text:p>
      <text:p text:style-name="P5"><text:soft-page-break/><text:s text:c="8"/>std::cout &lt;&lt; "a != b\n";</text:p>
      <text:p text:style-name="P5"><text:s text:c="4"/>}</text:p>
      <text:p text:style-name="P5"><text:s text:c="4"/></text:p>
      <text:p text:style-name="P5">}</text:p>
      <text:p text:style-name="P5"/>
      <text:p text:style-name="P5"/>
      <text:p text:style-name="P5"/>
      <text:p text:style-name="P3">CmakeLists.txt:</text:p>
      <text:p text:style-name="P3"/>
      <text:p text:style-name="P5">cmake_minimum_required(VERSION 3.1)</text:p>
      <text:p text:style-name="P5">project(lab1)</text:p>
      <text:p text:style-name="P5"/>
      <text:p text:style-name="P5">add_executable(lab1 main.cpp complex.cpp)</text:p>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2. Ссылка на репозиторий на GitHub.</text:p>
      <text:p text:style-name="P11"/>
      <text:p text:style-name="P11"><text:a xlink:type="simple" xlink:href="https://github.com/Anton-Boldyrev/oop_exercise_01" text:style-name="Internet_20_link" text:visited-style-name="Visited_20_Internet_20_Link"><text:span text:style-name="Internet_20_link"><text:span text:style-name="T1">https://github.com/Anton-Boldyrev/oop_exercise_01</text:span></text:span></text:a><text:span text:style-name="Internet_20_link"><text:span text:style-name="T1"> <text:s/></text:span></text:span></text:p>
      <text:p text:style-name="P11"/>
      <text:p text:style-name="P2">3. Набор testcases.</text:p>
      <text:p text:style-name="P5"/>
      <text:p text:style-name="P5"/>
      <text:p text:style-name="P5"/>
      <text:p text:style-name="P3">test_01.txt:</text:p>
      <text:p text:style-name="P5">1 0.5 1 0.5</text:p>
      <text:p text:style-name="P5">First number : 1 0.5p</text:p>
      <text:p text:style-name="P5">second number : 1 0.5p</text:p>
      <text:p text:style-name="P5"/>
      <text:p text:style-name="P5">+</text:p>
      <text:p text:style-name="P5">=</text:p>
      <text:p text:style-name="P5">2 0.5p</text:p>
      <text:p text:style-name="P5"/>
      <text:p text:style-name="P5">-</text:p>
      <text:p text:style-name="P5">=</text:p>
      <text:p text:style-name="P5"><text:span text:style-name="T10">0</text:span> 0p</text:p>
      <text:p text:style-name="P5"><text:soft-page-break/></text:p>
      <text:p text:style-name="P5">*</text:p>
      <text:p text:style-name="P5">=</text:p>
      <text:p text:style-name="P5">1 1p</text:p>
      <text:p text:style-name="P5"/>
      <text:p text:style-name="P5">/</text:p>
      <text:p text:style-name="P5">=</text:p>
      <text:p text:style-name="P5">1 0p</text:p>
      <text:p text:style-name="P5"/>
      <text:p text:style-name="P5">conj = 1 -0.5p</text:p>
      <text:p text:style-name="P5"/>
      <text:p text:style-name="P5">conj = 1 -0.5p</text:p>
      <text:p text:style-name="P5">a = b</text:p>
      <text:p text:style-name="P5"/>
      <text:p text:style-name="P5"/>
      <text:p text:style-name="P5"/>
      <text:p text:style-name="P3">test_02.txt:</text:p>
      <text:p text:style-name="P5">1 -0.2 1 0.75</text:p>
      <text:p text:style-name="P5">First number : 1 1.8p</text:p>
      <text:p text:style-name="P5">second number : 1 0.75p</text:p>
      <text:p text:style-name="P5"/>
      <text:p text:style-name="P5">+</text:p>
      <text:p text:style-name="P5">=</text:p>
      <text:p text:style-name="P5">0.156918 0.275p</text:p>
      <text:p text:style-name="P5"/>
      <text:p text:style-name="P5">-</text:p>
      <text:p text:style-name="P5">=</text:p>
      <text:p text:style-name="P5">1.99383 -0.225p</text:p>
      <text:p text:style-name="P5"/>
      <text:p text:style-name="P5">*</text:p>
      <text:p text:style-name="P5">=</text:p>
      <text:p text:style-name="P5">1 2.55p</text:p>
      <text:p text:style-name="P5"/>
      <text:p text:style-name="P5">/</text:p>
      <text:p text:style-name="P5">=</text:p>
      <text:p text:style-name="P5">1 1.05p</text:p>
      <text:p text:style-name="P5"/>
      <text:p text:style-name="P5">conj = 1 -1.8p</text:p>
      <text:p text:style-name="P5"/>
      <text:p text:style-name="P5">conj = 1 -0.75p</text:p>
      <text:p text:style-name="P5">a != b</text:p>
      <text:p text:style-name="P5"/>
      <text:p text:style-name="P3">test_03.txt:</text:p>
      <text:p text:style-name="P5">1 0.3 2 0.75</text:p>
      <text:p text:style-name="P5">First number : 1 0.3p</text:p>
      <text:p text:style-name="P5"><text:soft-page-break/>second number : 2 0.75p</text:p>
      <text:p text:style-name="P5"/>
      <text:p text:style-name="P5">+</text:p>
      <text:p text:style-name="P5">=</text:p>
      <text:p text:style-name="P5">2.37186 0.613285p</text:p>
      <text:p text:style-name="P5"/>
      <text:p text:style-name="P5">-</text:p>
      <text:p text:style-name="P5">=</text:p>
      <text:p text:style-name="P5">2.09147 -0.0934437p</text:p>
      <text:p text:style-name="P5"/>
      <text:p text:style-name="P5">*</text:p>
      <text:p text:style-name="P5">=</text:p>
      <text:p text:style-name="P5">2 1.05p</text:p>
      <text:p text:style-name="P5"/>
      <text:p text:style-name="P5">/</text:p>
      <text:p text:style-name="P5">=</text:p>
      <text:p text:style-name="P5">0.5 -0.45p</text:p>
      <text:p text:style-name="P5"/>
      <text:p text:style-name="P5">conj = 1 -0.3p</text:p>
      <text:p text:style-name="P5"/>
      <text:p text:style-name="P5">conj = 2 -0.75p</text:p>
      <text:p text:style-name="P5">a != b</text:p>
      <text:p text:style-name="P5"/>
      <text:p text:style-name="P3">test_04.txt:</text:p>
      <text:p text:style-name="P5">2 -3.75 1 -1.95</text:p>
      <text:p text:style-name="P5">First number : 2 0.25p</text:p>
      <text:p text:style-name="P5">second number : 1 0.05p</text:p>
      <text:p text:style-name="P5"/>
      <text:p text:style-name="P5">+</text:p>
      <text:p text:style-name="P5">=</text:p>
      <text:p text:style-name="P5">2.86986 0.184341p</text:p>
      <text:p text:style-name="P5"/>
      <text:p text:style-name="P5">-</text:p>
      <text:p text:style-name="P5">=</text:p>
      <text:p text:style-name="P5">1.32813 0.395932p</text:p>
      <text:p text:style-name="P5"/>
      <text:p text:style-name="P5">*</text:p>
      <text:p text:style-name="P5">=</text:p>
      <text:p text:style-name="P5">2 0.3p</text:p>
      <text:p text:style-name="P5"/>
      <text:p text:style-name="P5">/</text:p>
      <text:p text:style-name="P5">=</text:p>
      <text:p text:style-name="P5">2 0.2p</text:p>
      <text:p text:style-name="P5"/>
      <text:p text:style-name="P5">conj = 2 -0.25p</text:p>
      <text:p text:style-name="P5"><text:soft-page-break/></text:p>
      <text:p text:style-name="P5">conj = 1 -0.05p</text:p>
      <text:p text:style-name="P5">a != b </text:p>
      <text:p text:style-name="P5"/>
      <text:p text:style-name="P3">test_05.txt:</text:p>
      <text:p text:style-name="P5">0.5 0.5 0.5 0.5</text:p>
      <text:p text:style-name="P5">First number : 0.5 0.5p</text:p>
      <text:p text:style-name="P5">second number : 0.5 0.5p</text:p>
      <text:p text:style-name="P5"/>
      <text:p text:style-name="P5">+</text:p>
      <text:p text:style-name="P5">=</text:p>
      <text:p text:style-name="P5">1 0.5p</text:p>
      <text:p text:style-name="P5"/>
      <text:p text:style-name="P5">-</text:p>
      <text:p text:style-name="P5">=</text:p>
      <text:p text:style-name="P5">0 0p</text:p>
      <text:p text:style-name="P5"/>
      <text:p text:style-name="P5">*</text:p>
      <text:p text:style-name="P5">=</text:p>
      <text:p text:style-name="P5">0.25 1p</text:p>
      <text:p text:style-name="P5"/>
      <text:p text:style-name="P5">/</text:p>
      <text:p text:style-name="P5">=</text:p>
      <text:p text:style-name="P5">1 0p</text:p>
      <text:p text:style-name="P5"/>
      <text:p text:style-name="P5">conj = 0.5 -0.5p</text:p>
      <text:p text:style-name="P5"/>
      <text:p text:style-name="P5">conj = 0.5 -0.5p</text:p>
      <text:p text:style-name="P5">a = b</text:p>
      <text:p text:style-name="P5"/>
      <text:p text:style-name="P3">test_06.txt:</text:p>
      <text:p text:style-name="P5">0.5 -0.6 2 4.88</text:p>
      <text:p text:style-name="P5">First number : 0.5 1.4p</text:p>
      <text:p text:style-name="P5">second number : 2 0.88p</text:p>
      <text:p text:style-name="P5"/>
      <text:p text:style-name="P5">+</text:p>
      <text:p text:style-name="P5">=</text:p>
      <text:p text:style-name="P5">2.03087 0.959023p</text:p>
      <text:p text:style-name="P5"/>
      <text:p text:style-name="P5">-</text:p>
      <text:p text:style-name="P5">=</text:p>
      <text:p text:style-name="P5">2.09179 -0.196675p</text:p>
      <text:p text:style-name="P5"/>
      <text:p text:style-name="P5">*</text:p>
      <text:p text:style-name="P5">=</text:p>
      <text:p text:style-name="P5"><text:soft-page-break/>1 2.28p</text:p>
      <text:p text:style-name="P5"/>
      <text:p text:style-name="P5">/</text:p>
      <text:p text:style-name="P5">=</text:p>
      <text:p text:style-name="P5">0.25 0.52p</text:p>
      <text:p text:style-name="P5"/>
      <text:p text:style-name="P5">conj = 0.5 -1.4p</text:p>
      <text:p text:style-name="P5"/>
      <text:p text:style-name="P5">conj = 2 -0.88p</text:p>
      <text:p text:style-name="P5">a != b</text:p>
      <text:p text:style-name="P5"/>
      <text:p text:style-name="P3">test_07.txt:</text:p>
      <text:p text:style-name="P5">1 -0.01 2 -4.95</text:p>
      <text:p text:style-name="P5">First number : 1 1.99p</text:p>
      <text:p text:style-name="P5">second number : 2 1.05p</text:p>
      <text:p text:style-name="P5"/>
      <text:p text:style-name="P5">+</text:p>
      <text:p text:style-name="P5">=</text:p>
      <text:p text:style-name="P5">1.03482 -0.892042p</text:p>
      <text:p text:style-name="P5"/>
      <text:p text:style-name="P5">-</text:p>
      <text:p text:style-name="P5">=</text:p>
      <text:p text:style-name="P5">2.98817 0.0300264p</text:p>
      <text:p text:style-name="P5"/>
      <text:p text:style-name="P5">*</text:p>
      <text:p text:style-name="P5">=</text:p>
      <text:p text:style-name="P5">2 3.04p</text:p>
      <text:p text:style-name="P5"/>
      <text:p text:style-name="P5">/</text:p>
      <text:p text:style-name="P5">=</text:p>
      <text:p text:style-name="P5">0.5 0.94p</text:p>
      <text:p text:style-name="P5"/>
      <text:p text:style-name="P5">conj = 1 -1.99p</text:p>
      <text:p text:style-name="P5"/>
      <text:p text:style-name="P5">conj = 2 -1.05p</text:p>
      <text:p text:style-name="P5">a != b</text:p>
      <text:p text:style-name="P5"/>
      <text:p text:style-name="P5"/>
      <text:p text:style-name="P5"/>
      <text:p text:style-name="P5"/>
      <text:p text:style-name="P5"/>
      <text:p text:style-name="P5"/>
      <text:p text:style-name="P5"/>
      <text:p text:style-name="P5"/>
      <text:p text:style-name="P3"/>
      <text:p text:style-name="P2"><text:soft-page-break/></text:p>
      <text:p text:style-name="P2">5. Объяснение результатов работы программы.</text:p>
      <text:p text:style-name="P6"/>
      <text:p text:style-name="P12"><text:span text:style-name="T4">Со стандартного ввода программа считывает два комплексных числа в виде двух пар действительных чисел. Далее преобразует в «стандартный вид», чтобы угол </text:span><text:span text:style-name="T6">fi </text:span><text:span text:style-name="T4">был </text:span><text:span text:style-name="T6">&gt;=0 </text:span><text:span text:style-name="T4">и </text:span><text:span text:style-name="T6">&lt;2pi. </text:span><text:span text:style-name="T4">Далее </text:span><text:span text:style-name="T5">вызываются различные классы, в них мы передаем оба числа представленных </text:span><text:span text:style-name="T7">double </text:span><text:span text:style-name="T5">парами</text:span><text:span text:style-name="T13">. </text:span><text:span text:style-name="T3">Сами методы, такие как Add(), Mul(), Div(), Sub(), реализованы согласно правилам арифметики. Преобразования происходят согласно правилам операций с комплексными числами представленными в тригонометрической форме. <text:s/>После завершения работы программы на стандартный вывод подается результат выполнения арифметических операций, сопряженные числа и проверка на их равность.</text:span></text:p>
      <text:p text:style-name="P3"/>
      <text:p text:style-name="P3"/>
      <text:p text:style-name="P3"/>
      <text:p text:style-name="P2"/>
      <text:p text:style-name="P2"/>
      <text:p text:style-name="P2">6. Вывод.</text:p>
      <text:p text:style-name="P5">Выполняя данную лабораторную я получил опыт работы с простыми классами, <text:s/>с системой сборки Cmake, с системой контроля версий GitHub, а также изучил основы работы с классами в C++. Создал класс, соответствующий варианту моего задания, реализовал для него арифметические операции сложения, вычитания, умножения, деления, а также операции сравнения.</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SFMono-Regular" svg:font-family="SFMono-Regular, Consolas, 'Liberation Mono', Menlo, monospac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Arial1" svg:font-family="Arial" style:font-family-generic="swiss"/>
    <style:font-face style:name="Lohit Devanagari1" svg:font-family="'Lohit Devanagari'" style:font-pitch="variable"/>
    <style:font-face style:name="Noto Sans CJK SC"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ru" fo:country="RU" style:letter-kerning="true" style:font-name-asian="Noto Sans CJK SC" style:font-family-asian="'Noto Sans CJK SC'"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Заголовок"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1" style:font-family-complex="'Lohit Devanagari'" style:font-pitch-complex="variable" style:font-size-complex="14pt"/>
    </style:style>
    <style:style style:name="Название"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Указатель" style:family="paragraph" style:parent-style-name="Standard">
      <style:paragraph-properties text:number-lines="false" text:line-number="0"/>
      <style:text-properties style:font-name-complex="Lohit Devanagari" style:font-family-complex="'Lohit Devanagari'"/>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8T23:09:07.124912000</meta:creation-date>
    <dc:date>2019-11-09T01:52:08.534000000</dc:date>
    <meta:editing-cycles>12</meta:editing-cycles>
    <meta:editing-duration>PT38M7S</meta:editing-duration>
    <meta:generator>LibreOffice/6.1.4.2$Windows_x86 LibreOffice_project/9d0f32d1f0b509096fd65e0d4bec26ddd1938fd3</meta:generator>
    <meta:document-statistic meta:table-count="1" meta:image-count="0" meta:object-count="0" meta:page-count="12" meta:paragraph-count="353" meta:word-count="1359" meta:character-count="7459" meta:non-whitespace-character-count="5782"/>
  </office:meta>
</office:document-meta>
</file>